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88cm"/>
    </style:style>
    <style:style style:name="co2" style:family="table-column">
      <style:table-column-properties fo:break-before="auto" style:column-width="3.87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5.789cm"/>
    </style:style>
    <style:style style:name="co6" style:family="table-column">
      <style:table-column-properties fo:break-before="auto" style:column-width="6.3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odels(see list below)</text:p>
          </table:table-cell>
          <table:table-cell office:value-type="string" calcext:value-type="string">
            <text:p>beginning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ule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ps</text:p>
          </table:table-cell>
          <table:table-cell table:number-columns-repeated="11"/>
        </table:table-row>
        <table:table-row table:style-name="ro1" table:number-rows-repeated="23">
          <table:table-cell table:number-columns-repeated="1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raw mesh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nteble</text:p>
          </table:table-cell>
          <table:table-cell office:value-type="string" calcext:value-type="string">
            <text:p>suportfre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gluesfre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glueandsuportfree</text:p>
          </table:table-cell>
          <table:table-cell office:value-type="string" calcext:value-type="string">
            <text:p>artis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RM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T0 and Spezial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3">
          <table:table-cell office:value-type="string" calcext:value-type="string">
            <text:p>Comand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4">
          <table:table-cell table:style-name="ce1" office:value-type="string" calcext:value-type="string">
            <text:p>T1</text:p>
          </table:table-cell>
          <table:table-cell table:number-columns-repeated="11"/>
        </table:table-row>
        <table:table-row table:style-name="ro5">
          <table:table-cell table:style-name="ce2" office:value-type="string" calcext:value-type="string">
            <text:p>Buldings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Metalextrakto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olarPlan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Tidegenarato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Wingenerato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nergieconvert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3">
          <table:table-cell office:value-type="string" calcext:value-type="string">
            <text:p>storage 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torage m</text:p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3">
          <table:table-cell office:value-type="string" calcext:value-type="string">
            <text:p>Kbotlab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ehicallap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irlab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eelab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ad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wer A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wer Lase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Tower Atilary Bastio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Tower torpedo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e Rad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e Tower A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e Tower Lase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se Tower torpedo</text:p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3">
          <table:table-cell office:value-type="string" calcext:value-type="string">
            <text:p>Barikad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5">
          <table:table-cell table:style-name="ce2" office:value-type="string" calcext:value-type="string">
            <text:p>Vehicals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nstruktor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3">
          <table:table-cell office:value-type="string" calcext:value-type="string">
            <text:p>Scou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Lighttan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nk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tilary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ocket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5">
          <table:table-cell table:style-name="ce2" office:value-type="string" calcext:value-type="string">
            <text:p>Kbo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nstrukto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esurrector</text:p>
          </table:table-cell>
          <table:table-cell office:value-type="string" calcext:value-type="string">
            <text:p>conbot.3ds</text:p>
          </table:table-cell>
          <table:table-cell office:value-type="string" calcext:value-type="string">
            <text:p>Zero-k</text:p>
          </table:table-cell>
          <table:table-cell office:value-type="string" calcext:value-type="string">
            <text:p>untietled.blend</text:p>
          </table:table-cell>
          <table:table-cell office:value-type="string" calcext:value-type="string">
            <text:p>untietled.blend</text:p>
          </table:table-cell>
          <table:table-cell office:value-type="string" calcext:value-type="string">
            <text:p>kbotrezhead.stl, kbotrezfoot.stl</text:p>
          </table:table-cell>
          <table:table-cell office:value-type="string" calcext:value-type="string">
            <text:p>kbotrezhead.stl, kbotrezfoot.stl</text:p>
          </table:table-cell>
          <table:table-cell office:value-type="string" calcext:value-type="string">
            <text:p>mekmekmek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ight Plasma/lase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ocke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Light Plasma Artilary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c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 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.00.0000</text:date>, <text:time style:data-style-name="N2" text:time-value="0000-00-00T00:00:01.054067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12:47:16.291000000</meta:creation-date>
    <dc:date>2014-01-11T14:42:06.652000000</dc:date>
    <meta:editing-duration>PT14H59M45S</meta:editing-duration>
    <meta:editing-cycles>7</meta:editing-cycles>
    <meta:generator>LibreOffice/4.1.0.4$Windows_x86 LibreOffice_project/89ea49ddacd9aa532507cbf852f2bb22b1ace28</meta:generator>
    <meta:document-statistic meta:table-count="1" meta:cell-count="65" meta:object-count="0"/>
  </office:meta>
</office:document-meta>
</file>